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Cantarell" svg:font-family="Cantarell" style:font-pitch="variable"/>
    <style:font-face style:name="Gentium" svg:font-family="Gentium" style:font-pitch="variable"/>
    <style:font-face style:name="Gentium Basic" svg:font-family="'Gentium Basic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ntium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ntium" fo:font-size="11.1999998092651pt" style:font-size-asian="11.1999998092651pt" style:font-size-complex="11.1999998092651pt"/>
    </style:style>
    <style:style style:name="P3" style:family="paragraph" style:parent-style-name="Standard">
      <style:paragraph-properties fo:text-align="start" style:justify-single-word="false"/>
      <style:text-properties style:font-name="Gentium" fo:font-size="11.1999998092651pt" style:font-size-asian="11.1999998092651pt" style:font-size-complex="11.1999998092651pt"/>
    </style:style>
    <style:style style:name="P4" style:family="paragraph" style:parent-style-name="Standard">
      <style:paragraph-properties fo:text-align="start" style:justify-single-word="false"/>
      <style:text-properties style:font-name="Gentium" fo:font-size="11.1999998092651pt" fo:font-weight="bold" style:font-size-asian="11.1999998092651pt" style:font-weight-asian="bold" style:font-size-complex="11.199999809265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Gentium" fo:font-size="11.1999998092651pt" fo:font-style="italic" style:font-size-asian="11.1999998092651pt" style:font-style-asian="italic" style:font-size-complex="11.199999809265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Gentium" fo:font-size="11.1999998092651pt" fo:font-style="italic" fo:font-weight="bold" style:font-size-asian="11.1999998092651pt" style:font-style-asian="italic" style:font-weight-asian="bold" style:font-size-complex="11.1999998092651pt" style:font-style-complex="italic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Gentium" fo:font-size="11.1999998092651pt" fo:font-style="normal" style:font-size-asian="11.1999998092651pt" style:font-style-asian="normal" style:font-size-complex="11.1999998092651pt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e Corey</text:p>
      <text:p text:style-name="P2">810 Village Dr. #1103, San Marcos, CA 92078</text:p>
      <text:p text:style-name="P2">petecorey@gmail.com</text:p>
      <text:p text:style-name="P2">(530) 204-7277</text:p>
      <text:p text:style-name="P2"/>
      <text:p text:style-name="P4">Education:</text:p>
      <text:p text:style-name="P3">California Polytechnic State University, San Luis Obispo</text:p>
      <text:p text:style-name="P3">Bachelor of Engineering: December 2010</text:p>
      <text:p text:style-name="P5"><text:span text:style-name="T1">Major: Computer Science (Major GPA: 3.0)</text:span></text:p>
      <text:p text:style-name="P3"/>
      <text:p text:style-name="P4">Work Experience:</text:p>
      <text:p text:style-name="P3">Amazon, San Luis Obispo, CA - Software Development Engineer<text:tab/><text:tab/><text:tab/>4/2012 – 7/2013</text:p>
      <text:p text:style-name="P5">CreateSpace</text:p>
      <text:list xml:id="list296703820" text:style-name="L4">
        <text:list-item>
          <text:p text:style-name="P6"><text:span text:style-name="T1">Worked on multiple teams developing new features for, and maintaining CreateSpace.com (Java, Spring, MS SQL, Javascript, Prototype, JQuery, CSS)</text:span></text:p>
        </text:list-item>
        <text:list-item>
          <text:p text:style-name="P6"><text:span text:style-name="T1">On a team of 2, significantly reduced database load by redesigning the Admin dashboard back-end using a SOLR based solution</text:span></text:p>
        </text:list-item>
        <text:list-item>
          <text:p text:style-name="P6"><text:span text:style-name="T1">Personally redesigned and implemented new Admin dashboard front-end</text:span></text:p>
        </text:list-item>
        <text:list-item>
          <text:p text:style-name="P6"><text:span text:style-name="T1">Worked directly with product owners to gather requirements, give project updates and coordinate product releases</text:span></text:p>
        </text:list-item>
        <text:list-item>
          <text:p text:style-name="P6"><text:span text:style-name="T1">Drove to maintain complete back-end jUnit code coverage, and wrote automated front-end test cases using Selenium</text:span></text:p>
        </text:list-item>
        <text:list-item>
          <text:p text:style-name="P6"><text:span text:style-name="T1">Worked extensively with the in-house bug tracker doing ticket triage and resolving issues</text:span></text:p>
        </text:list-item>
      </text:list>
      <text:p text:style-name="P5">Kindle Direct Publishing</text:p>
      <text:list xml:id="list1241313886" text:style-name="L5">
        <text:list-item>
          <text:p text:style-name="P12">Worked with a small team of engineers to develop new features for kdp.amazon.com using SCRUM methodologies</text:p>
        </text:list-item>
        <text:list-item>
          <text:p text:style-name="P12">Acted as a manager for two student developers</text:p>
          <text:p text:style-name="P12"/>
        </text:list-item>
      </text:list>
      <text:p text:style-name="P3">CDM Technologies/Tapestry Solutions, San Luis Obispo, CA<text:tab/><text:tab/><text:tab/><text:tab/>3/2010 – 4/2012</text:p>
      <text:p text:style-name="P5">Software Developer</text:p>
      <text:list xml:id="list1456357122" text:style-name="L3">
        <text:list-item>
          <text:p text:style-name="P7"><text:span text:style-name="T1">Worked with a team of 6 developers to build pieces of a massive shipping and logistics software suite using Actionscript, Flex and Java</text:span></text:p>
        </text:list-item>
        <text:list-item>
          <text:p text:style-name="P7"><text:span text:style-name="T1">Individually owned and built an OpenStreetMap based location lookup internet application</text:span></text:p>
        </text:list-item>
        <text:list-item>
          <text:p text:style-name="P7"><text:span text:style-name="T1">Worked closely with software testers to identify and resolve bugs and defects</text:span></text:p>
        </text:list-item>
      </text:list>
      <text:p text:style-name="P5">Student Software Developer</text:p>
      <text:list xml:id="list1258772078" text:style-name="L2">
        <text:list-item>
          <text:p text:style-name="P8"><text:span text:style-name="T1">Developed and helped design Flex and Actionscript based front-ends.</text:span></text:p>
        </text:list-item>
        <text:list-item>
          <text:p text:style-name="P8"><text:span text:style-name="T1">Designed, implemented and maintained Java, BlazeDS and SOAP based web services and servlets</text:span></text:p>
        </text:list-item>
        <text:list-item>
          <text:p text:style-name="P8"><text:span text:style-name="T1">Maintained Ant scripts and Maven configuration files to facilitate project builds</text:span></text:p>
          <text:p text:style-name="P8"><text:span text:style-name="T1"/></text:p>
        </text:list-item>
      </text:list>
      <text:p text:style-name="P3">Cigital, Inc. Sterling, CA<text:tab/><text:tab/><text:tab/><text:tab/><text:tab/><text:tab/><text:tab/><text:tab/>6/2009 – 8/2009</text:p>
      <text:p text:style-name="P5">Intern Security Consultant and Penetration Tester</text:p>
      <text:list xml:id="list1825209928" text:style-name="L1">
        <text:list-item>
          <text:p text:style-name="P9"><text:span text:style-name="T1">Configured and carried out automated black box security tests on web applications and services</text:span></text:p>
        </text:list-item>
        <text:list-item>
          <text:p text:style-name="P9"><text:span text:style-name="T1">Developed vulnerability proof of concepts based on scan results</text:span></text:p>
        </text:list-item>
        <text:list-item>
          <text:p text:style-name="P9"><text:span text:style-name="T1">Scheduled, organized and carried out conference calls with clients to discuss and demonstrate results</text:span></text:p>
        </text:list-item>
        <text:list-item>
          <text:p text:style-name="P9"><text:span text:style-name="T1">Helped a wide range of people with varying levels of technical expertise understand the technical details and business impact behind various vulnerabilities</text:span></text:p>
        </text:list-item>
      </text:list>
      <text:p text:style-name="P5"><text:span text:style-name="T1"/></text:p>
      <text:p text:style-name="P11"><text:span text:style-name="T1">Educational Experience &amp; Personal Projects:</text:span></text:p>
      <text:list xml:id="list1800071573" text:style-name="L6">
        <text:list-item>
          <text:p text:style-name="P10"><text:span text:style-name="T1">Clojure/Clojurescript based Mandelbrot renderer and analyzer (2013)</text:span></text:p>
        </text:list-item>
        <text:list-item>
          <text:p text:style-name="P10"><text:span text:style-name="T1">Created a GPU based Mandelbrot and Julia set viewer using C, OpenGL and GLSL (2010)</text:span></text:p>
        </text:list-item>
        <text:list-item>
          <text:p text:style-name="P10"><text:span text:style-name="T1">Designed and implemented two iterations of an augmented reality based model viewer using C, ARToolkit, Python and the Studierstube framework (2009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Cantarell" svg:font-family="Cantarell" style:font-pitch="variable"/>
    <style:font-face style:name="Gentium" svg:font-family="Gentium" style:font-pitch="variable"/>
    <style:font-face style:name="Gentium Basic" svg:font-family="'Gentium Basic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orey</meta:initial-creator>
    <meta:creation-date>2013-09-14T17:19:52</meta:creation-date>
    <dc:date>2013-09-16T19:45:05</dc:date>
    <dc:creator>Pete Corey</dc:creator>
    <meta:editing-duration>PT23H9M2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39" meta:word-count="400" meta:character-count="2687" meta:non-whitespace-character-count="2335"/>
  </office:meta>
</office:document-meta>
</file>